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3c191" officeooo:paragraph-rsid="0003c19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3c191"/>
    </style:style>
    <style:style style:name="P4" style:family="paragraph" style:parent-style-name="Standard">
      <style:paragraph-properties fo:text-align="start" style:justify-single-word="false"/>
      <style:text-properties officeooo:paragraph-rsid="0005922e"/>
    </style:style>
    <style:style style:name="P5" style:family="paragraph" style:parent-style-name="Standard">
      <style:paragraph-properties fo:text-align="start" style:justify-single-word="false"/>
      <style:text-properties officeooo:paragraph-rsid="00067c4b"/>
    </style:style>
    <style:style style:name="P6" style:family="paragraph" style:parent-style-name="Standard">
      <style:paragraph-properties fo:text-align="start" style:justify-single-word="false"/>
      <style:text-properties officeooo:rsid="0003c191" officeooo:paragraph-rsid="0003c191"/>
    </style:style>
    <style:style style:name="P7" style:family="paragraph" style:parent-style-name="Standard">
      <style:paragraph-properties fo:text-align="start" style:justify-single-word="false"/>
      <style:text-properties officeooo:rsid="0005922e" officeooo:paragraph-rsid="0005922e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c191" officeooo:paragraph-rsid="0003c19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3c191" officeooo:paragraph-rsid="0003c191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5e092" officeooo:paragraph-rsid="00067c4b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5922e" officeooo:paragraph-rsid="0005922e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normal" officeooo:rsid="0004e7ea" officeooo:paragraph-rsid="0004e7ea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6pt" fo:font-weight="normal" officeooo:rsid="0005922e" officeooo:paragraph-rsid="0005922e" style:font-size-asian="14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6pt" fo:font-weight="normal" officeooo:rsid="0005e092" officeooo:paragraph-rsid="0005e092" style:font-size-asian="14pt" style:font-weight-asian="normal" style:font-size-complex="16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6pt" fo:font-weight="normal" officeooo:rsid="00067c4b" officeooo:paragraph-rsid="00067c4b" style:font-size-asian="14pt" style:font-weight-asian="normal" style:font-size-complex="16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6pt" fo:font-weight="normal" officeooo:rsid="0007a43f" officeooo:paragraph-rsid="0007a43f" style:font-size-asian="14pt" style:font-weight-asian="normal" style:font-size-complex="16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05922e" officeooo:paragraph-rsid="0005922e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067c4b" officeooo:paragraph-rsid="00067c4b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3c191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5e092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67c4b" style:font-size-asian="14pt" style:font-weight-asian="normal" style:font-size-complex="16pt" style:font-weight-complex="normal"/>
    </style:style>
    <style:style style:name="T5" style:family="text">
      <style:text-properties fo:font-size="16pt" fo:font-weight="bold" officeooo:rsid="00067c4b" style:font-size-asian="14pt" style:font-weight-asian="bold" style:font-size-complex="16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05922e" style:font-size-asian="14pt" style:font-size-complex="16pt"/>
    </style:style>
    <style:style style:name="T8" style:family="text">
      <style:text-properties officeooo:rsid="000861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Documentation</text:p>
      <text:p text:style-name="P2"/>
      <text:p text:style-name="P3"><text:span text:style-name="T2">The project aims at creating a responsive webpage of </text:span><text:a xlink:type="simple" xlink:href="http://www.gizmodo.com/"><text:span text:style-name="T2">http://www.gizmodo.com/</text:span></text:a><text:span text:style-name="T2">. The page has a header, a side bar, contents,</text:span></text:p>
      <text:p text:style-name="P9">and a footer.</text:p>
      <text:p text:style-name="P6"/>
      <text:p text:style-name="P8"><text:span text:style-name="T6">Site Map</text:span><text:span text:style-name="T7">(Mobile)</text:span><text:span text:style-name="T6">:</text:span></text:p>
      <text:p text:style-name="P6"/>
      <text:list xml:id="list6911925134799442066" text:style-name="L1">
        <text:list-item>
          <text:p text:style-name="P12">Header</text:p>
          <text:list>
            <text:list-item>
              <text:list>
                <text:list-item>
                  <text:list>
                    <text:list-item>
                      <text:p text:style-name="P12">Gizmodo logo in the center.</text:p>
                    </text:list-item>
                    <text:list-item>
                      <text:p text:style-name="P12">A menu icon on the left which opens up to search, login/signup and navigation links.</text:p>
                    </text:list-item>
                  </text:list>
                </text:list-item>
              </text:list>
            </text:list-item>
          </text:list>
        </text:list-item>
      </text:list>
      <text:list xml:id="list637741327906419368" text:style-name="L2">
        <text:list-item>
          <text:p text:style-name="P13">Body</text:p>
          <text:list>
            <text:list-item>
              <text:list>
                <text:list-item>
                  <text:list>
                    <text:list-item>
                      <text:p text:style-name="P13">A horizontal article scroller.</text:p>
                    </text:list-item>
                    <text:list-item>
                      <text:p text:style-name="P13">Collection of articles each with</text:p>
                      <text:list>
                        <text:list-item>
                          <text:list>
                            <text:list-item>
                              <text:p text:style-name="P13">a heading</text:p>
                            </text:list-item>
                            <text:list-item>
                              <text:p text:style-name="P13">author name</text:p>
                            </text:list-item>
                            <text:list-item>
                              <text:p text:style-name="P13">time and day</text:p>
                            </text:list-item>
                            <text:list-item>
                              <text:p text:style-name="P13">comments and rating icon along with a permalink.</text:p>
                            </text:list-item>
                            <text:list-item>
                              <text:p text:style-name="P13">Article image and descriptio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59185958241130593" text:style-name="L3">
        <text:list-item>
          <text:p text:style-name="P14">Newletter subscription.</text:p>
        </text:list-item>
        <text:list-item>
          <text:p text:style-name="P14">Image and headings of more articles.</text:p>
        </text:list-item>
      </text:list>
      <text:list xml:id="list4303533132167669265" text:style-name="L4">
        <text:list-item>
          <text:p text:style-name="P15">Footer</text:p>
          <text:list>
            <text:list-item>
              <text:list>
                <text:list-item>
                  <text:p text:style-name="P15">Gizmodo newletter subscription.</text:p>
                </text:list-item>
                <text:list-item>
                  <text:p text:style-name="P15">Help, about, guide, privacy, terms, jobs, rss, permissions,advertising.</text:p>
                </text:list-item>
              </text:list>
            </text:list-item>
          </text:list>
        </text:list-item>
      </text:list>
      <text:p text:style-name="P4"/>
      <text:p text:style-name="P11">Site Map(Desktop):</text:p>
      <text:p text:style-name="P7"/>
      <text:list xml:id="list2308214016112888463" text:style-name="L5">
        <text:list-item>
          <text:p text:style-name="P16">Header</text:p>
          <text:list>
            <text:list-item>
              <text:list>
                <text:list-item>
                  <text:list>
                    <text:list-item>
                      <text:p text:style-name="P21"><text:span text:style-name="T1">Gizmodo logo in the center. </text:span><text:span text:style-name="T3">On hover shows follow and login links.</text:span></text:p>
                    </text:list-item>
                    <text:list-item>
                      <text:p text:style-name="P16">Menu and search icon on the left.</text:p>
                    </text:list-item>
                    <text:list-item>
                      <text:p text:style-name="P17">Login/signup button on the right.</text:p>
                    </text:list-item>
                  </text:list>
                </text:list-item>
              </text:list>
            </text:list-item>
          </text:list>
        </text:list-item>
      </text:list>
      <text:list xml:id="list6638898094299707347" text:style-name="L6">
        <text:list-item>
          <text:p text:style-name="P18">Body</text:p>
          <text:list>
            <text:list-item>
              <text:list>
                <text:list-item>
                  <text:list>
                    <text:list-item>
                      <text:p text:style-name="P20">Latest articles with headings <text:span text:style-name="T8">and image</text:span>.</text:p>
                    </text:list-item>
                    <text:list-item>
                      <text:p text:style-name="P18">An aside bar on the left having newletter subscribe option and article suggestions.</text:p>
                    </text:list-item>
                    <text:list-item>
                      <text:p text:style-name="P18"><text:soft-page-break/>Article collection on the right just like in mobile.</text:p>
                    </text:list-item>
                    <text:list-item>
                      <text:p text:style-name="P22"><text:span text:style-name="T3">M</text:span><text:span text:style-name="T1">ore articles section just like in mobile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30320572995963842" text:style-name="L7">
        <text:list-item>
          <text:p text:style-name="P19">Footer</text:p>
          <text:list>
            <text:list-item>
              <text:list>
                <text:list-item>
                  <text:list>
                    <text:list-item>
                      <text:p text:style-name="P19">Same as mobile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 text:c="5"/></text:p>
      <text:p text:style-name="P5"><text:span text:style-name="T5">Design Approach:</text:span><text:span text:style-name="T4"><text:line-break/><text:tab/><text:tab/><text:tab/><text:tab/>Mobile first design.</text:span></text:p>
      <text:p text:style-name="P5"><text:span text:style-name="T5">Hosting:</text:span><text:span text:style-name="T4"><text:line-break/><text:tab/><text:tab/><text:tab/>The page will be hosted on github p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50:45.993244310</meta:creation-date>
    <dc:date>2016-08-30T12:14:38.147611250</dc:date>
    <meta:editing-duration>PT6M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204" meta:character-count="1161" meta:non-whitespace-character-count="1006"/>
  </office:meta>
</office:document-meta>
</file>